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5196" officeooo:paragraph-rsid="000551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_setup_hopfield_with_robot contains</text:p>
      <text:p text:style-name="P1"/>
      <text:p text:style-name="P1">- uncovered patterns are presented</text:p>
      <text:p text:style-name="P1">- the companion robot captures these and trains its Hopfield with them</text:p>
      <text:p text:style-name="P1">- an initial masked pattern (masked at 40% visibility) is presented</text:p>
      <text:p text:style-name="P1">- the companion robot captures this and checks the number of flipped bits in the hopfield and chooses the pattern that most closely resembles the converged pattern (we can use this information to give tips to the participant or to create a robot robot interaction)</text:p>
      <text:p text:style-name="P1">- the next shown mask depends on whether the masked pattern is recognised or not, it will be choosen by the task master and based on the cognitive load of the previous mask. A cognitivelz lower masked is shown, if incorrect, a cognitively higher mask, if corr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6:49:40.390348793</meta:creation-date>
    <dc:date>2024-07-30T17:16:57.484835945</dc:date>
    <meta:editing-duration>PT17M7S</meta:editing-duration>
    <meta:editing-cycles>1</meta:editing-cycles>
    <meta:document-statistic meta:table-count="0" meta:image-count="0" meta:object-count="0" meta:page-count="1" meta:paragraph-count="6" meta:word-count="122" meta:character-count="736" meta:non-whitespace-character-count="620"/>
    <meta:generator>LibreOffice/7.3.7.2$Linux_X86_64 LibreOffice_project/30$Build-2</meta:generator>
  </office:meta>
</office:document-meta>
</file>